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-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IVORCE (3:1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IVORCE (3:1-2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illustration (3:1-1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invitation (3:12-2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invitation (3:12-25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Lord's appeal (3:12-22a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Lord's appeal (3:12-22a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basis (3:12-1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ings (3:16-22a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invitation (3:1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ord's appeal (3:12-22a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remiah's prediction (3:22b-2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IVORCE (3:1-2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illustration (3:1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invitation (3:12-2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EREMIAH 3-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DIVORCE (3:1-2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ISOBEDIENCE (5:1-3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DISOBEDIENCE (5:1-31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Israel's terrible sins (5:1-5, 7-13, 20-31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-title-Title-Slide" presentation:presentation-page-layout-name="Master1-PPL1" draw:id="Slide-264">
        <draw:frame draw:id="id99" presentation:style-name="a539" draw:name="Title 1" svg:x="1.38in" svg:y="0.83in" svg:width="10.3in" svg:height="4.42in" presentation:class="title" presentation:placeholder="false">
          <draw:text-box>
            <text:p text:style-name="a538" text:class-names="" text:cond-style-name=""><text:span text:style-name="a536" text:class-names=""><text:s text:c="1"/>Israel's terrible sins (5:1-5, 7-13, 20-31)<text:s text:c="1"/></text:span><text:span text:style-name="a537" text:class-names=""/></text:p>
          </draw:text-box>
          <svg:title/>
          <svg:desc/>
        </draw:frame>
        <draw:frame draw:id="id100" presentation:style-name="a544" draw:name="Subtitle 2" svg:x="1.38in" svg:y="5.25in" svg:width="10.3in" svg:height="1.85in" presentation:class="subtitle" presentation:placeholder="false">
          <draw:text-box>
            <text:p text:style-name="a541" text:class-names="" text:cond-style-name=""><text:span text:style-name="a540" text:class-names=""><text:s text:c="1"/>Dishonesty (5:1-5)<text:s text:c="1"/></text:span></text:p>
            <text:p text:style-name="a543" text:class-names="" text:cond-style-name=""><text:span text:style-name="a542" text:class-names=""/></text:p>
          </draw:text-box>
          <svg:title/>
          <svg:desc/>
        </draw:frame>
      </draw:page>
      <draw:page draw:name="Slide10" draw:style-name="a545" draw:master-page-name="Master1-Layout12-tx-Title-and-Text" presentation:presentation-page-layout-name="Master1-PPL12" draw:id="Slide-265">
        <draw:frame draw:id="id101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Dishonesty (5:1-5)<text:s text:c="1"/></text:span><text:span text:style-name="a547" text:class-names=""/></text:p>
          </draw:text-box>
          <svg:title/>
          <svg:desc/>
        </draw:frame>
        <draw:frame draw:id="id102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Among the poor and ignorant (5:1-4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Among the leaders (5:5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12-tx-Title-and-Text" presentation:presentation-page-layout-name="Master1-PPL12" draw:id="Slide-266">
        <draw:frame draw:id="id103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Israel's terrible sins (5:1-5, 7-13, 20-31)<text:s text:c="1"/></text:span><text:span text:style-name="a562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Dishonesty (5:1-5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Idolatry and immorality (5:7-10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reachery (5:11-13, 20-31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DISOBEDIENCE (5:1-31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Israel's terrible sins (5:1-5, 7-13, 20-31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Israel's terrible punishment (5:6, 14-1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Israel's terrible punishment (5:6, 14-19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o be set upon by wild animals (5:6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o be attacked and defeated by hostile armies (5:14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DISOBEDIENCE (5:1-31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Israel's terrible sins (5:1-5, 7-13, 20-31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Israel's terrible punishment (5:6, 14-19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JEREMIAH 3-6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DIVORCE (3:1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DISOBEDIENCE (5:1-31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DESTRUCTION (4:1-31; 6:1-3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-title-Title-Slide" presentation:presentation-page-layout-name="Master1-PPL1" draw:id="Slide-271">
        <draw:frame draw:id="id113" presentation:style-name="a645" draw:name="Title 1" svg:x="1.38in" svg:y="0.83in" svg:width="10.3in" svg:height="4.42in" presentation:class="title" presentation:placeholder="false">
          <draw:text-box>
            <text:p text:style-name="a644" text:class-names="" text:cond-style-name=""><text:span text:style-name="a642" text:class-names="">DESTRUCTION (4:1-31; 6:1-30):<text:s text:c="1"/></text:span><text:span text:style-name="a643" text:class-names=""/></text:p>
          </draw:text-box>
          <svg:title/>
          <svg:desc/>
        </draw:frame>
        <draw:frame draw:id="id114" presentation:style-name="a650" draw:name="Subtitle 2" svg:x="1.38in" svg:y="5.25in" svg:width="10.3in" svg:height="1.85in" presentation:class="subtitle" presentation:placeholder="false">
          <draw:text-box>
            <text:p text:style-name="a647" text:class-names="" text:cond-style-name=""><text:span text:style-name="a646" text:class-names=""><text:s text:c="1"/>The warnings (4:1-4, 14; 6:1-3, 8-10)<text:s text:c="1"/></text:span></text:p>
            <text:p text:style-name="a649" text:class-names="" text:cond-style-name=""><text:span text:style-name="a648" text:class-names=""/></text:p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warnings (4:1-4, 14; 6:1-3, 8-10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First (4:1-4, 14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Second (6:1-3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ird (6:8-10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DESTRUCTION (4:1-31; 6:1-30):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warnings (4:1-4, 14; 6:1-3, 8-1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wrath (4:5-9, 11-13, 15-18; 6:4-7, 11-2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wrath (4:5-9, 11-13, 15-18; 6:4-7, 11-26)<text:s text:c="1"/></text:span><text:span text:style-name="a686" text:class-names=""/></text:p>
          </draw:text-box>
          <svg:title/>
          <svg:desc/>
        </draw:frame>
        <draw:frame draw:id="id120" presentation:style-name="a707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It comes from the north (4:5-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It destroys Judah's cities (4:7-9, 11-13, 15-18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It breaches Jerusalem's walls (6:4-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It punishes everyone for their wickedness (6:11-17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It refuses the people's Temple offerings (6:18-26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0" draw:style-name="a708" draw:master-page-name="Master1-Layout12-tx-Title-and-Text" presentation:presentation-page-layout-name="Master1-PPL12" draw:id="Slide-275">
        <draw:frame draw:id="id121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DESTRUCTION (4:1-31; 6:1-30):<text:s text:c="1"/></text:span><text:span text:style-name="a710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warnings (4:1-4, 14; 6:1-3, 8-10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wrath (4:5-9, 11-13, 15-18; 6:4-7, 11-26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witness-Jeremiah (4:10, 19-31; 6:27-30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The witness-Jeremiah (4:10, 19-31; 6:27-30)<text:s text:c="1"/></text:span><text:span text:style-name="a728" text:class-names=""/></text:p>
          </draw:text-box>
          <svg:title/>
          <svg:desc/>
        </draw:frame>
        <draw:frame draw:id="id124" presentation:style-name="a743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His agitation over Israel's punishment (4:10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His agony over sinful Israel's future (4:19-31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His assignment as a tester of metals (6:27-30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2" draw:style-name="a744" draw:master-page-name="Master1-Layout12-tx-Title-and-Text" presentation:presentation-page-layout-name="Master1-PPL12" draw:id="Slide-277">
        <draw:frame draw:id="id125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DESTRUCTION (4:1-31; 6:1-30):<text:s text:c="1"/></text:span><text:span text:style-name="a746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warnings (4:1-4, 14; 6:1-3, 8-10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wrath (4:5-9, 11-13, 15-18; 6:4-7, 11-26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witness-Jeremiah (4:10, 19-31; 6:27-30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JEREMIAH 3-6<text:s text:c="1"/></text:span><text:span text:style-name="a764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DIVORCE (3:1-2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DISOBEDIENCE (5:1-31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DESTRUCTION (4:1-31; 6:1-30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-6 </dc:title>
    <meta:initial-creator>David STRICKLAND</meta:initial-creator>
    <dc:creator>David STRICKLAND</dc:creator>
    <meta:creation-date>2020-02-22T17:32:58Z</meta:creation-date>
    <dc:date>2020-02-22T17:32:58Z</dc:date>
    <meta:template xlink:href="BibleStudy" xlink:type="simple"/>
    <meta:editing-cycles>1</meta:editing-cycles>
    <meta:editing-duration>PT0S</meta:editing-duration>
    <meta:document-statistic meta:paragraph-count="74" meta:word-count="559"/>
  </office:meta>
</office:document-meta>
</file>